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80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ackground-color="#ffff99"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>
      <style:table-cell-properties fo:background-color="#ccff00"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 style:data-style-name="N3">
      <style:table-cell-properties fo:border="0.002cm solid #000000"/>
      <style:text-properties fo:font-size="14pt" style:font-name-asian="Tahoma" style:font-size-asian="14pt" style:font-size-complex="14pt"/>
    </style:style>
    <style:style style:name="ce5" style:family="table-cell" style:parent-style-name="Default">
      <style:table-cell-properties fo:background-color="#ff99ff"/>
      <style:text-properties fo:font-size="14pt" style:font-name-asian="Tahoma" style:font-size-asian="14pt" style:font-size-complex="14pt"/>
    </style:style>
    <style:style style:name="ce6" style:family="table-cell" style:parent-style-name="Default">
      <style:table-cell-properties fo:background-color="#ccff00"/>
      <style:text-properties fo:font-size="14pt" style:font-name-asian="Tahoma" style:font-size-asian="14pt" style:font-size-complex="14pt"/>
    </style:style>
    <style:style style:name="ce7" style:family="table-cell" style:parent-style-name="Default" style:data-style-name="N2">
      <style:text-properties fo:font-size="14pt" style:font-name-asian="Tahoma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>
            <draw:frame table:end-cell-address="Sheet1.G16" table:end-x="0.685cm" table:end-y="0.157cm" draw:z-index="1" draw:style-name="gr1" draw:text-style-name="P1" svg:width="15.999cm" svg:height="8.999cm" svg:x="0cm" svg:y="0.454cm">
              <draw:object draw:notify-on-update-of-ranges="Sheet1.E3:Sheet1.E4 Sheet1.E5:Sheet1.E12 Sheet1.F3:Sheet1.F4 Sheet1.F5:Sheet1.F12 Sheet1.G3:Sheet1.G4 Sheet1.G5:Sheet1.G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N17" table:end-x="0.712cm" table:end-y="0.115cm" draw:z-index="0" draw:style-name="gr1" draw:text-style-name="P1" svg:width="15.999cm" svg:height="9.602cm" svg:x="0.52cm" svg:y="0.429cm">
              <draw:object draw:notify-on-update-of-ranges="Sheet1.B3:Sheet1.B3 Sheet1.B4:Sheet1.B12 Sheet1.C3:Sheet1.C3 Sheet1.C4:Sheet1.C12 Sheet1.D3:Sheet1.D3 Sheet1.D4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>
            <text:p>yr</text:p>
          </table:table-cell>
          <table:table-cell table:style-name="ce2" office:value-type="string">
            <text:p>imp.total</text:p>
            <text:p>（千円）</text:p>
          </table:table-cell>
          <table:table-cell table:style-name="ce2" office:value-type="string">
            <text:p>imp.jp</text:p>
          </table:table-cell>
          <table:table-cell table:style-name="ce5" table:formula="of:=[.B3]" office:value-type="string" office:string-value="yr">
            <text:p>yr</text:p>
          </table:table-cell>
          <table:table-cell table:style-name="ce5" office:value-type="string">
            <text:p>y/y</text:p>
            <text:p>imp.total</text:p>
          </table:table-cell>
          <table:table-cell table:style-name="ce5" office:value-type="string">
            <text:p>y/y</text:p>
            <text:p>imp.jp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01">
            <text:p>1901</text:p>
          </table:table-cell>
          <table:table-cell table:style-name="ce4" office:value-type="float" office:value="14777">
            <text:p>14,777</text:p>
          </table:table-cell>
          <table:table-cell table:style-name="ce4" office:value-type="float" office:value="9110">
            <text:p>9,110</text:p>
          </table:table-cell>
          <table:table-cell table:style-name="ce6" table:formula="of:=[.B4]" office:value-type="float" office:value="1901">
            <text:p>1901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905">
            <text:p>1905</text:p>
          </table:table-cell>
          <table:table-cell table:style-name="ce4" office:value-type="float" office:value="32921">
            <text:p>32,921</text:p>
          </table:table-cell>
          <table:table-cell table:style-name="ce4" office:value-type="float" office:value="24041">
            <text:p>24,041</text:p>
          </table:table-cell>
          <table:table-cell table:style-name="ce6" table:formula="of:=[.B5]" office:value-type="float" office:value="1905">
            <text:p>1905</text:p>
          </table:table-cell>
          <table:table-cell table:style-name="ce7" table:formula="of:=[.C5]/[.C4]" office:value-type="float" office:value="2.22785409758408">
            <text:p>2.23</text:p>
          </table:table-cell>
          <table:table-cell table:style-name="ce7" table:formula="of:=[.D5]/[.D4]" office:value-type="float" office:value="2.63896816684962">
            <text:p>2.6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10">
            <text:p>1910</text:p>
          </table:table-cell>
          <table:table-cell table:style-name="ce4" office:value-type="float" office:value="39782">
            <text:p>39,782</text:p>
          </table:table-cell>
          <table:table-cell table:style-name="ce4" office:value-type="float" office:value="25348">
            <text:p>25,348</text:p>
          </table:table-cell>
          <table:table-cell table:style-name="ce6" table:formula="of:=[.B6]" office:value-type="float" office:value="1910">
            <text:p>1910</text:p>
          </table:table-cell>
          <table:table-cell table:style-name="ce7" table:formula="of:=[.C6]/[.C5]" office:value-type="float" office:value="1.20840800704717">
            <text:p>1.21</text:p>
          </table:table-cell>
          <table:table-cell table:style-name="ce7" table:formula="of:=[.D6]/[.D5]" office:value-type="float" office:value="1.05436545900753">
            <text:p>1.05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15">
            <text:p>1915</text:p>
          </table:table-cell>
          <table:table-cell table:style-name="ce4" office:value-type="float" office:value="59694">
            <text:p>59,694</text:p>
          </table:table-cell>
          <table:table-cell table:style-name="ce4" office:value-type="float" office:value="41535">
            <text:p>41,535</text:p>
          </table:table-cell>
          <table:table-cell table:style-name="ce6" table:formula="of:=[.B7]" office:value-type="float" office:value="1915">
            <text:p>1915</text:p>
          </table:table-cell>
          <table:table-cell table:style-name="ce7" table:formula="of:=[.C7]/[.C6]" office:value-type="float" office:value="1.50052787692926">
            <text:p>1.50</text:p>
          </table:table-cell>
          <table:table-cell table:style-name="ce7" table:formula="of:=[.D7]/[.D6]" office:value-type="float" office:value="1.63859081584346">
            <text:p>1.6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20">
            <text:p>1920</text:p>
          </table:table-cell>
          <table:table-cell table:style-name="ce4" office:value-type="float" office:value="249285">
            <text:p>249,285</text:p>
          </table:table-cell>
          <table:table-cell table:style-name="ce4" office:value-type="float" office:value="143111">
            <text:p>143,111</text:p>
          </table:table-cell>
          <table:table-cell table:style-name="ce6" table:formula="of:=[.B8]" office:value-type="float" office:value="1920">
            <text:p>1920</text:p>
          </table:table-cell>
          <table:table-cell table:style-name="ce7" table:formula="of:=[.C8]/[.C7]" office:value-type="float" office:value="4.17604784400442">
            <text:p>4.18</text:p>
          </table:table-cell>
          <table:table-cell table:style-name="ce7" table:formula="of:=[.D8]/[.D7]" office:value-type="float" office:value="3.44555194414349">
            <text:p>3.45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25">
            <text:p>1925</text:p>
          </table:table-cell>
          <table:table-cell table:style-name="ce4" office:value-type="float" office:value="340011">
            <text:p>340,011</text:p>
          </table:table-cell>
          <table:table-cell table:style-name="ce4" office:value-type="float" office:value="234623">
            <text:p>234,623</text:p>
          </table:table-cell>
          <table:table-cell table:style-name="ce6" table:formula="of:=[.B9]" office:value-type="float" office:value="1925">
            <text:p>1925</text:p>
          </table:table-cell>
          <table:table-cell table:style-name="ce7" table:formula="of:=[.C9]/[.C8]" office:value-type="float" office:value="1.36394488236356">
            <text:p>1.36</text:p>
          </table:table-cell>
          <table:table-cell table:style-name="ce7" table:formula="of:=[.D9]/[.D8]" office:value-type="float" office:value="1.63944770143455">
            <text:p>1.6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30">
            <text:p>1930</text:p>
          </table:table-cell>
          <table:table-cell table:style-name="ce4" office:value-type="float" office:value="367048">
            <text:p>367,048</text:p>
          </table:table-cell>
          <table:table-cell table:style-name="ce4" office:value-type="float" office:value="278194">
            <text:p>278,194</text:p>
          </table:table-cell>
          <table:table-cell table:style-name="ce6" table:formula="of:=[.B10]" office:value-type="float" office:value="1930">
            <text:p>1930</text:p>
          </table:table-cell>
          <table:table-cell table:style-name="ce7" table:formula="of:=[.C10]/[.C9]" office:value-type="float" office:value="1.07951801559361">
            <text:p>1.08</text:p>
          </table:table-cell>
          <table:table-cell table:style-name="ce7" table:formula="of:=[.D10]/[.D9]" office:value-type="float" office:value="1.1857064311683">
            <text:p>1.19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35">
            <text:p>1935</text:p>
          </table:table-cell>
          <table:table-cell table:style-name="ce4" office:value-type="float" office:value="659402">
            <text:p>659,402</text:p>
          </table:table-cell>
          <table:table-cell table:style-name="ce4" office:value-type="float" office:value="558813">
            <text:p>558,813</text:p>
          </table:table-cell>
          <table:table-cell table:style-name="ce6" table:formula="of:=[.B11]" office:value-type="float" office:value="1935">
            <text:p>1935</text:p>
          </table:table-cell>
          <table:table-cell table:style-name="ce7" table:formula="of:=[.C11]/[.C10]" office:value-type="float" office:value="1.79650073014974">
            <text:p>1.80</text:p>
          </table:table-cell>
          <table:table-cell table:style-name="ce7" table:formula="of:=[.D11]/[.D10]" office:value-type="float" office:value="2.00871693853929">
            <text:p>2.0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939">
            <text:p>1939</text:p>
          </table:table-cell>
          <table:table-cell table:style-name="ce4" office:value-type="float" office:value="1388448">
            <text:p>1,388,448</text:p>
          </table:table-cell>
          <table:table-cell table:style-name="ce4" office:value-type="float" office:value="1229417">
            <text:p>1,229,417</text:p>
          </table:table-cell>
          <table:table-cell table:style-name="ce6" table:formula="of:=[.B12]" office:value-type="float" office:value="1939">
            <text:p>1939</text:p>
          </table:table-cell>
          <table:table-cell table:style-name="ce7" table:formula="of:=[.C12]/[.C11]" office:value-type="float" office:value="2.10561690744038">
            <text:p>2.11</text:p>
          </table:table-cell>
          <table:table-cell table:style-name="ce7" table:formula="of:=[.D12]/[.D11]" office:value-type="float" office:value="2.20005082201023">
            <text:p>2.20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3">2021/11/23</text:date>, <text:time>01:2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1-23T01:11:08.93</meta:creation-date>
    <dc:date>2021-11-23T01:23:23.78</dc:date>
    <dc:creator>iwabuchi ken</dc:creator>
    <meta:editing-duration>PT12M13S</meta:editing-duration>
    <meta:editing-cycles>6</meta:editing-cycles>
    <meta:generator>OpenOffice/4.1.3$Win32 OpenOffice.org_project/413m1$Build-9783</meta:generator>
    <meta:document-statistic meta:table-count="1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603cm" xlink:href=".." xlink:type="simple" chart:class="chart:bar" chart:style-name="ch1">
        <chart:legend chart:legend-position="end" svg:x="13.922cm" svg:y="4.055cm" style:legend-expansion="high" chart:style-name="ch2"/>
        <chart:plot-area chart:style-name="ch3" table:cell-range-address="Sheet1.B3:Sheet1.D12" chart:data-source-has-labels="both" svg:x="0.77cm" svg:y="0.903cm" svg:width="12.512cm" svg:height="8.088cm">
          <chartooo:coordinate-region svg:x="2.529cm" svg:y="1.115cm" svg:width="10.753cm" svg:height="7.203cm"/>
          <chart:axis chart:dimension="x" chart:name="primary-x" chart:style-name="ch4" chartooo:axis-type="auto">
            <chartooo:date-scale/>
            <chart:categories table:cell-range-address="Sheet1.B4:Sheet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2" chart:label-cell-address="Sheet1.C3:Sheet1.C3" chart:class="chart:bar">
            <chart:data-point chart:repeated="9"/>
          </chart:series>
          <chart:series chart:style-name="ch8" chart:values-cell-range-address="Sheet1.D4:Sheet1.D12" chart:label-cell-address="Sheet1.D3:Sheet1.D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.total
（千円）</text:p>
                <draw:g>
                  <svg:desc>Sheet1.C3:Sheet1.C3</svg:desc>
                </draw:g>
              </table:table-cell>
              <table:table-cell office:value-type="string">
                <text:p>imp.jp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901">
                <text:p>1900</text:p>
                <draw:g>
                  <svg:desc>Sheet1.B4:Sheet1.B12</svg:desc>
                </draw:g>
              </table:table-cell>
              <table:table-cell office:value-type="float" office:value="14777">
                <text:p>14777</text:p>
                <draw:g>
                  <svg:desc>Sheet1.C4:Sheet1.C12</svg:desc>
                </draw:g>
              </table:table-cell>
              <table:table-cell office:value-type="float" office:value="9110">
                <text:p>9110</text:p>
                <draw:g>
                  <svg:desc>Sheet1.D4:Sheet1.D12</svg:desc>
                </draw:g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32921">
                <text:p>32921</text:p>
              </table:table-cell>
              <table:table-cell office:value-type="float" office:value="24041">
                <text:p>24041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9782">
                <text:p>39782</text:p>
              </table:table-cell>
              <table:table-cell office:value-type="float" office:value="25348">
                <text:p>25348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59694">
                <text:p>59694</text:p>
              </table:table-cell>
              <table:table-cell office:value-type="float" office:value="41535">
                <text:p>4153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49285">
                <text:p>249285</text:p>
              </table:table-cell>
              <table:table-cell office:value-type="float" office:value="143111">
                <text:p>143111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340011">
                <text:p>340011</text:p>
              </table:table-cell>
              <table:table-cell office:value-type="float" office:value="234623">
                <text:p>23462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367048">
                <text:p>367048</text:p>
              </table:table-cell>
              <table:table-cell office:value-type="float" office:value="278194">
                <text:p>278194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659402">
                <text:p>659402</text:p>
              </table:table-cell>
              <table:table-cell office:value-type="float" office:value="558813">
                <text:p>558813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388448">
                <text:p>1388448</text:p>
              </table:table-cell>
              <table:table-cell office:value-type="float" office:value="1229417">
                <text:p>1229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503cm" style:legend-expansion="high" chart:style-name="ch2"/>
        <chart:plot-area chart:style-name="ch3" table:cell-range-address="Sheet1.E3:Sheet1.G12" chart:data-source-has-labels="both" svg:x="0.77cm" svg:y="0.855cm" svg:width="11.817cm" svg:height="7.545cm">
          <chartooo:coordinate-region svg:x="1.682cm" svg:y="1.067cm" svg:width="10.533cm" svg:height="6.66cm"/>
          <chart:axis chart:dimension="x" chart:name="primary-x" chart:style-name="ch4" chartooo:axis-type="auto">
            <chartooo:date-scale/>
            <chart:categories table:cell-range-address="Sheet1.E5:Sheet1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12" chart:label-cell-address="Sheet1.F3:Sheet1.F4" chart:class="chart:line">
            <chart:data-point chart:repeated="8"/>
          </chart:series>
          <chart:series chart:style-name="ch8" chart:values-cell-range-address="Sheet1.G5:Sheet1.G12" chart:label-cell-address="Sheet1.G3:Sheet1.G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/y
imp.total</text:p>
                <text:list>
                  <text:list-item>
                    <text:p>y/y
imp.total</text:p>
                  </text:list-item>
                  <text:list-item>
                    <text:p/>
                  </text:list-item>
                </text:list>
                <draw:g>
                  <svg:desc>Sheet1.F3:Sheet1.F4</svg:desc>
                </draw:g>
              </table:table-cell>
              <table:table-cell office:value-type="string">
                <text:p>y/y
imp.jp</text:p>
                <text:list>
                  <text:list-item>
                    <text:p>y/y
imp.jp</text:p>
                  </text:list-item>
                  <text:list-item>
                    <text:p/>
                  </text:list-item>
                </text:list>
                <draw:g>
                  <svg:desc>Sheet1.G3:Sheet1.G4</svg:desc>
                </draw:g>
              </table:table-cell>
            </table:table-row>
          </table:table-header-rows>
          <table:table-rows>
            <table:table-row>
              <table:table-cell office:value-type="float" office:value="1905">
                <text:p>1910</text:p>
                <draw:g>
                  <svg:desc>Sheet1.E5:Sheet1.E12</svg:desc>
                </draw:g>
              </table:table-cell>
              <table:table-cell office:value-type="float" office:value="2.22785409758408">
                <text:p>2.22785409758408</text:p>
                <draw:g>
                  <svg:desc>Sheet1.F5:Sheet1.F12</svg:desc>
                </draw:g>
              </table:table-cell>
              <table:table-cell office:value-type="float" office:value="2.63896816684962">
                <text:p>2.63896816684962</text:p>
                <draw:g>
                  <svg:desc>Sheet1.G5:Sheet1.G12</svg:desc>
                </draw:g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.20840800704717">
                <text:p>1.20840800704717</text:p>
              </table:table-cell>
              <table:table-cell office:value-type="float" office:value="1.05436545900753">
                <text:p>1.0543654590075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.50052787692926">
                <text:p>1.50052787692926</text:p>
              </table:table-cell>
              <table:table-cell office:value-type="float" office:value="1.63859081584346">
                <text:p>1.6385908158434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.17604784400442">
                <text:p>4.17604784400442</text:p>
              </table:table-cell>
              <table:table-cell office:value-type="float" office:value="3.44555194414349">
                <text:p>3.44555194414349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.36394488236356">
                <text:p>1.36394488236356</text:p>
              </table:table-cell>
              <table:table-cell office:value-type="float" office:value="1.63944770143455">
                <text:p>1.6394477014345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.07951801559361">
                <text:p>1.07951801559361</text:p>
              </table:table-cell>
              <table:table-cell office:value-type="float" office:value="1.1857064311683">
                <text:p>1.1857064311683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.79650073014974">
                <text:p>1.79650073014974</text:p>
              </table:table-cell>
              <table:table-cell office:value-type="float" office:value="2.00871693853929">
                <text:p>2.00871693853929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.10561690744038">
                <text:p>2.10561690744038</text:p>
              </table:table-cell>
              <table:table-cell office:value-type="float" office:value="2.20005082201023">
                <text:p>2.20005082201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